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vg:panose-1="2 2 6 3 5 4 5 2 3 4"/>
    <style:font-face style:name="Verdana" svg:font-family="Verdana" style:font-family-generic="swiss" style:font-pitch="variable" svg:panose-1="2 11 6 4 3 5 4 4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 style:parent-style-name="Normal" style:family="paragraph">
      <style:text-properties style:font-name="Liberation Serif" style:font-name-complex="Liberation Serif" fo:font-weight="bold" style:font-weight-asian="bold" style:font-weight-complex="bold" fo:language="en" fo:country="GB"/>
    </style:style>
    <style:style style:name="P3" style:parent-style-name="Normal" style:family="paragraph">
      <style:text-properties style:font-name="Liberation Serif" style:font-name-complex="Liberation Serif" fo:font-weight="bold" style:font-weight-asian="bold" style:font-weight-complex="bold" fo:font-style="italic" style:font-style-asian="italic" style:font-style-complex="italic" fo:language="en" fo:country="GB"/>
    </style:style>
    <style:style style:name="P4" style:parent-style-name="Normal" style:family="paragraph">
      <style:paragraph-properties fo:text-align="justify"/>
    </style:style>
    <style:style style:name="T5" style:parent-style-name="DefaultParagraphFont" style:family="text">
      <style:text-properties style:font-name="Liberation Serif" style:font-name-complex="Liberation Serif" fo:background-color="#FFFF00" fo:language="en" fo:country="GB"/>
    </style:style>
    <style:style style:name="T6" style:parent-style-name="DefaultParagraphFont" style:family="text">
      <style:text-properties style:font-name="Liberation Serif" style:font-name-complex="Liberation Serif" fo:language="en" fo:country="GB"/>
    </style:style>
    <style:style style:name="T7" style:parent-style-name="DefaultParagraphFont" style:family="text">
      <style:text-properties style:font-name="Liberation Serif" style:font-name-complex="Liberation Serif" fo:background-color="#FFFF00" fo:language="en" fo:country="GB"/>
    </style:style>
    <style:style style:name="T8" style:parent-style-name="DefaultParagraphFont" style:family="text">
      <style:text-properties style:font-name="Liberation Serif" style:font-name-complex="Liberation Serif" fo:language="en" fo:country="GB"/>
    </style:style>
    <style:style style:name="T9" style:parent-style-name="DefaultParagraphFont" style:family="text">
      <style:text-properties style:font-name="Liberation Serif" style:font-name-complex="Liberation Serif" fo:background-color="#FFFF00" fo:language="en" fo:country="GB"/>
    </style:style>
    <style:style style:name="T10" style:parent-style-name="DefaultParagraphFont" style:family="text">
      <style:text-properties style:font-name="Liberation Serif" style:font-name-complex="Liberation Serif" fo:language="en" fo:country="GB"/>
    </style:style>
    <style:style style:name="T11" style:parent-style-name="DefaultParagraphFont" style:family="text">
      <style:text-properties style:font-name="Liberation Serif" style:font-name-complex="Liberation Serif" fo:background-color="#FFFF00" fo:language="en" fo:country="GB"/>
    </style:style>
    <style:style style:name="T12" style:parent-style-name="DefaultParagraphFont" style:family="text">
      <style:text-properties style:font-name="Liberation Serif" style:font-name-complex="Liberation Serif" fo:language="en" fo:country="GB"/>
    </style:style>
    <style:style style:name="T13" style:parent-style-name="DefaultParagraphFont" style:family="text">
      <style:text-properties style:font-name="Liberation Serif" style:font-name-complex="Liberation Serif" fo:background-color="#FFFF00" fo:language="en" fo:country="GB"/>
    </style:style>
    <style:style style:name="T14" style:parent-style-name="DefaultParagraphFont" style:family="text">
      <style:text-properties style:font-name="Liberation Serif" style:font-name-complex="Liberation Serif" fo:language="en" fo:country="GB"/>
    </style:style>
    <style:style style:name="T15" style:parent-style-name="DefaultParagraphFont" style:family="text">
      <style:text-properties style:font-name="Liberation Serif" style:font-name-complex="Liberation Serif" fo:background-color="#FFFF00" fo:language="en" fo:country="GB"/>
    </style:style>
    <style:style style:name="T16" style:parent-style-name="DefaultParagraphFont" style:family="text">
      <style:text-properties style:font-name="Liberation Serif" style:font-name-complex="Liberation Serif" fo:language="en" fo:country="GB"/>
    </style:style>
    <style:style style:name="T17" style:parent-style-name="DefaultParagraphFont" style:family="text">
      <style:text-properties style:font-name="Liberation Serif" style:font-name-complex="Liberation Serif" fo:background-color="#FFFF00" fo:language="en" fo:country="GB"/>
    </style:style>
    <style:style style:name="T18" style:parent-style-name="DefaultParagraphFont" style:family="text">
      <style:text-properties style:font-name="Liberation Serif" style:font-name-complex="Liberation Serif" fo:language="en" fo:country="GB"/>
    </style:style>
    <style:style style:name="T19" style:parent-style-name="DefaultParagraphFont" style:family="text">
      <style:text-properties style:font-name="Liberation Serif" style:font-name-complex="Liberation Serif" fo:background-color="#FFFF00" fo:language="en" fo:country="GB"/>
    </style:style>
    <style:style style:name="T20" style:parent-style-name="DefaultParagraphFont" style:family="text">
      <style:text-properties style:font-name="Liberation Serif" style:font-name-complex="Liberation Serif" fo:language="en" fo:country="GB"/>
    </style:style>
    <style:style style:name="T21" style:parent-style-name="DefaultParagraphFont" style:family="text">
      <style:text-properties style:font-name="Liberation Serif" style:font-name-complex="Liberation Serif" fo:background-color="#FFFF00" fo:language="en" fo:country="GB"/>
    </style:style>
    <style:style style:name="T22" style:parent-style-name="DefaultParagraphFont" style:family="text">
      <style:text-properties style:font-name="Liberation Serif" style:font-name-complex="Liberation Serif" fo:language="en" fo:country="GB"/>
    </style:style>
    <style:style style:name="T23" style:parent-style-name="DefaultParagraphFont" style:family="text">
      <style:text-properties style:font-name="Liberation Serif" style:font-name-complex="Liberation Serif" fo:background-color="#FFFF00" fo:language="en" fo:country="GB"/>
    </style:style>
    <style:style style:name="T24" style:parent-style-name="DefaultParagraphFont" style:family="text">
      <style:text-properties style:font-name="Liberation Serif" style:font-name-complex="Liberation Serif" fo:language="en" fo:country="GB"/>
    </style:style>
    <style:style style:name="P25" style:parent-style-name="Normal" style:family="paragraph">
      <style:paragraph-properties fo:text-align="justify"/>
    </style:style>
    <style:style style:name="T26" style:parent-style-name="DefaultParagraphFont" style:family="text">
      <style:text-properties style:font-name="Liberation Serif" style:font-name-complex="Liberation Serif" fo:language="en" fo:country="GB"/>
    </style:style>
    <style:style style:name="T27" style:parent-style-name="DefaultParagraphFont" style:family="text">
      <style:text-properties style:font-name="Liberation Serif" style:font-name-complex="Liberation Serif" fo:background-color="#FFFF00" fo:language="en" fo:country="GB"/>
    </style:style>
    <style:style style:name="T28" style:parent-style-name="DefaultParagraphFont" style:family="text">
      <style:text-properties style:font-name="Liberation Serif" style:font-name-complex="Liberation Serif" fo:language="en" fo:country="GB"/>
    </style:style>
    <style:style style:name="T29" style:parent-style-name="DefaultParagraphFont" style:family="text">
      <style:text-properties style:font-name="Liberation Serif" style:font-name-complex="Liberation Serif" fo:background-color="#FFFF00" fo:language="en" fo:country="GB"/>
    </style:style>
    <style:style style:name="T30" style:parent-style-name="DefaultParagraphFont" style:family="text">
      <style:text-properties style:font-name="Liberation Serif" style:font-name-complex="Liberation Serif" fo:language="en" fo:country="GB"/>
    </style:style>
    <style:style style:name="T31" style:parent-style-name="DefaultParagraphFont" style:family="text">
      <style:text-properties style:font-name="Liberation Serif" style:font-name-complex="Liberation Serif" fo:background-color="#FFFF00" fo:language="en" fo:country="GB"/>
    </style:style>
    <style:style style:name="T32" style:parent-style-name="DefaultParagraphFont" style:family="text">
      <style:text-properties style:font-name="Liberation Serif" style:font-name-complex="Liberation Serif" fo:language="en" fo:country="GB"/>
    </style:style>
    <style:style style:name="T33" style:parent-style-name="DefaultParagraphFont" style:family="text">
      <style:text-properties style:font-name="Liberation Serif" style:font-name-complex="Liberation Serif" fo:background-color="#FFFF00" fo:language="en" fo:country="GB"/>
    </style:style>
    <style:style style:name="T34" style:parent-style-name="DefaultParagraphFont" style:family="text">
      <style:text-properties style:font-name="Liberation Serif" style:font-name-complex="Liberation Serif" fo:language="en" fo:country="GB"/>
    </style:style>
    <style:style style:name="P35" style:parent-style-name="Normal" style:family="paragraph">
      <style:paragraph-properties fo:text-align="justify"/>
      <style:text-properties style:font-name="Liberation Serif" style:font-name-complex="Liberation Serif" fo:language="en" fo:country="GB"/>
    </style:style>
    <style:style style:name="P36"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37" style:parent-style-name="Normal" style:family="paragraph">
      <style:paragraph-properties fo:text-align="justify"/>
    </style:style>
    <style:style style:name="T38" style:parent-style-name="DefaultParagraphFont" style:family="text">
      <style:text-properties style:font-name="Liberation Serif" style:font-name-complex="Liberation Serif" fo:font-weight="bold" style:font-weight-asian="bold" style:font-weight-complex="bold" fo:language="en" fo:country="GB"/>
    </style:style>
    <style:style style:name="T39" style:parent-style-name="DefaultParagraphFont" style:family="text">
      <style:text-properties style:font-name="Liberation Serif" style:font-name-complex="Liberation Serif" fo:language="en" fo:country="GB"/>
    </style:style>
    <style:style style:name="P40" style:parent-style-name="Normal" style:family="paragraph">
      <style:paragraph-properties fo:text-align="justify"/>
    </style:style>
    <style:style style:name="T41" style:parent-style-name="DefaultParagraphFont" style:family="text">
      <style:text-properties style:font-name="Liberation Serif" style:font-name-complex="Liberation Serif" fo:font-weight="bold" style:font-weight-asian="bold" style:font-weight-complex="bold" fo:language="en" fo:country="GB"/>
    </style:style>
    <style:style style:name="T42" style:parent-style-name="DefaultParagraphFont" style:family="text">
      <style:text-properties style:font-name="Liberation Serif" style:font-name-complex="Liberation Serif" fo:language="en" fo:country="GB"/>
    </style:style>
    <style:style style:name="P43" style:parent-style-name="Normal" style:family="paragraph">
      <style:paragraph-properties fo:text-align="justify"/>
    </style:style>
    <style:style style:name="T44" style:parent-style-name="DefaultParagraphFont" style:family="text">
      <style:text-properties style:font-name="Liberation Serif" style:font-name-complex="Liberation Serif" fo:font-weight="bold" style:font-weight-asian="bold" style:font-weight-complex="bold" fo:language="en" fo:country="GB"/>
    </style:style>
    <style:style style:name="T45" style:parent-style-name="DefaultParagraphFont" style:family="text">
      <style:text-properties style:font-name="Liberation Serif" style:font-name-complex="Liberation Serif" fo:language="en" fo:country="GB"/>
    </style:style>
    <style:style style:name="P46" style:parent-style-name="Normal" style:family="paragraph">
      <style:paragraph-properties fo:text-align="justify"/>
    </style:style>
    <style:style style:name="T47" style:parent-style-name="DefaultParagraphFont" style:family="text">
      <style:text-properties style:font-name="Liberation Serif" style:font-name-complex="Liberation Serif" fo:font-weight="bold" style:font-weight-asian="bold" style:font-weight-complex="bold" fo:language="en" fo:country="GB"/>
    </style:style>
    <style:style style:name="T48" style:parent-style-name="DefaultParagraphFont" style:family="text">
      <style:text-properties style:font-name="Liberation Serif" style:font-name-complex="Liberation Serif" fo:language="en" fo:country="GB"/>
    </style:style>
    <style:style style:name="P49" style:parent-style-name="Normal" style:family="paragraph">
      <style:paragraph-properties fo:text-align="justify"/>
    </style:style>
    <style:style style:name="T50" style:parent-style-name="DefaultParagraphFont" style:family="text">
      <style:text-properties style:font-name="Liberation Serif" style:font-name-complex="Liberation Serif" fo:font-weight="bold" style:font-weight-asian="bold" style:font-weight-complex="bold" fo:language="en" fo:country="GB"/>
    </style:style>
    <style:style style:name="T51" style:parent-style-name="DefaultParagraphFont" style:family="text">
      <style:text-properties style:font-name="Liberation Serif" style:font-name-complex="Liberation Serif" fo:language="en" fo:country="GB"/>
    </style:style>
    <style:style style:name="P52" style:parent-style-name="Normal" style:family="paragraph">
      <style:paragraph-properties fo:text-align="justify"/>
    </style:style>
    <style:style style:name="T53" style:parent-style-name="DefaultParagraphFont" style:family="text">
      <style:text-properties style:font-name="Liberation Serif" style:font-name-complex="Liberation Serif" fo:font-weight="bold" style:font-weight-asian="bold" style:font-weight-complex="bold" fo:language="en" fo:country="GB"/>
    </style:style>
    <style:style style:name="T54" style:parent-style-name="DefaultParagraphFont" style:family="text">
      <style:text-properties style:font-name="Liberation Serif" style:font-name-complex="Liberation Serif" fo:language="en" fo:country="GB"/>
    </style:style>
    <style:style style:name="P55" style:parent-style-name="Normal" style:family="paragraph">
      <style:paragraph-properties fo:text-align="justify"/>
    </style:style>
    <style:style style:name="T56" style:parent-style-name="DefaultParagraphFont" style:family="text">
      <style:text-properties style:font-name="Liberation Serif" style:font-name-complex="Liberation Serif" fo:font-weight="bold" style:font-weight-asian="bold" style:font-weight-complex="bold" fo:language="en" fo:country="GB"/>
    </style:style>
    <style:style style:name="T57" style:parent-style-name="DefaultParagraphFont" style:family="text">
      <style:text-properties style:font-name="Liberation Serif" style:font-name-complex="Liberation Serif" fo:language="en" fo:country="GB"/>
    </style:style>
    <style:style style:name="P58" style:parent-style-name="Normal" style:family="paragraph">
      <style:paragraph-properties fo:text-align="justify"/>
    </style:style>
    <style:style style:name="T59" style:parent-style-name="DefaultParagraphFont" style:family="text">
      <style:text-properties style:font-name="Liberation Serif" style:font-name-complex="Liberation Serif" fo:font-weight="bold" style:font-weight-asian="bold" style:font-weight-complex="bold" fo:language="en" fo:country="GB"/>
    </style:style>
    <style:style style:name="T60" style:parent-style-name="DefaultParagraphFont" style:family="text">
      <style:text-properties style:font-name="Liberation Serif" style:font-name-complex="Liberation Serif" fo:language="en" fo:country="GB"/>
    </style:style>
    <style:style style:name="P61" style:parent-style-name="Normal" style:family="paragraph">
      <style:paragraph-properties fo:text-align="justify"/>
    </style:style>
    <style:style style:name="T62" style:parent-style-name="DefaultParagraphFont" style:family="text">
      <style:text-properties style:font-name="Liberation Serif" style:font-name-complex="Liberation Serif" fo:font-weight="bold" style:font-weight-asian="bold" style:font-weight-complex="bold" fo:language="en" fo:country="GB"/>
    </style:style>
    <style:style style:name="T63" style:parent-style-name="DefaultParagraphFont" style:family="text">
      <style:text-properties style:font-name="Liberation Serif" style:font-name-complex="Liberation Serif" fo:language="en" fo:country="GB"/>
    </style:style>
    <style:style style:name="P64" style:parent-style-name="Normal" style:family="paragraph">
      <style:paragraph-properties fo:text-align="justify"/>
    </style:style>
    <style:style style:name="T65" style:parent-style-name="DefaultParagraphFont" style:family="text">
      <style:text-properties style:font-name="Liberation Serif" style:font-name-complex="Liberation Serif" fo:font-weight="bold" style:font-weight-asian="bold" style:font-weight-complex="bold" fo:language="en" fo:country="GB"/>
    </style:style>
    <style:style style:name="T66" style:parent-style-name="DefaultParagraphFont" style:family="text">
      <style:text-properties style:font-name="Liberation Serif" style:font-name-complex="Liberation Serif" fo:language="en" fo:country="GB"/>
    </style:style>
    <style:style style:name="P67"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68"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69"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0"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1"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2" style:parent-style-name="Normal" style:family="paragraph">
      <style:paragraph-properties fo:text-align="justify"/>
    </style:style>
    <style:style style:name="T73" style:parent-style-name="DefaultParagraphFont" style:family="text">
      <style:text-properties style:font-name="Liberation Serif" style:font-name-complex="Liberation Serif" fo:language="en" fo:country="GB"/>
    </style:style>
    <style:style style:name="T74" style:parent-style-name="DefaultParagraphFont" style:family="text">
      <style:text-properties style:font-name="Liberation Serif" style:font-name-complex="Liberation Serif" fo:font-weight="bold" style:font-weight-asian="bold" style:font-weight-complex="bold" fo:language="en" fo:country="GB"/>
    </style:style>
    <style:style style:name="P75" style:parent-style-name="Normal" style:family="paragraph">
      <style:paragraph-properties fo:text-align="justify"/>
      <style:text-properties style:font-name="Liberation Serif" style:font-name-complex="Liberation Serif" fo:language="en" fo:country="GB"/>
    </style:style>
    <style:style style:name="P76" style:parent-style-name="Normal" style:family="paragraph">
      <style:paragraph-properties fo:text-align="justify"/>
    </style:style>
    <style:style style:name="T77" style:parent-style-name="DefaultParagraphFont" style:family="text">
      <style:text-properties style:font-name="Liberation Serif" style:font-name-complex="Liberation Serif" fo:language="en" fo:country="GB"/>
    </style:style>
    <style:style style:name="T78" style:parent-style-name="DefaultParagraphFont" style:family="text">
      <style:text-properties style:font-name="Liberation Serif" style:font-name-complex="Liberation Serif" fo:background-color="#FFFF00" fo:language="en" fo:country="GB"/>
    </style:style>
    <style:style style:name="T79" style:parent-style-name="DefaultParagraphFont" style:family="text">
      <style:text-properties style:font-name="Liberation Serif" style:font-name-complex="Liberation Serif" fo:language="en" fo:country="GB"/>
    </style:style>
    <style:style style:name="T80" style:parent-style-name="DefaultParagraphFont" style:family="text">
      <style:text-properties style:font-name="Liberation Serif" style:font-name-complex="Liberation Serif" fo:background-color="#FFFF00" fo:language="en" fo:country="GB"/>
    </style:style>
    <style:style style:name="T81" style:parent-style-name="DefaultParagraphFont" style:family="text">
      <style:text-properties style:font-name="Liberation Serif" style:font-name-complex="Liberation Serif" fo:language="en" fo:country="GB"/>
    </style:style>
    <style:style style:name="T82" style:parent-style-name="DefaultParagraphFont" style:family="text">
      <style:text-properties style:font-name="Liberation Serif" style:font-name-complex="Liberation Serif" fo:background-color="#FFFF00" fo:language="en" fo:country="GB"/>
    </style:style>
    <style:style style:name="T83" style:parent-style-name="DefaultParagraphFont" style:family="text">
      <style:text-properties style:font-name="Liberation Serif" style:font-name-complex="Liberation Serif" fo:language="en" fo:country="GB"/>
    </style:style>
    <style:style style:name="T84" style:parent-style-name="DefaultParagraphFont" style:family="text">
      <style:text-properties style:font-name="Liberation Serif" style:font-name-complex="Liberation Serif" fo:background-color="#FFFF00" fo:language="en" fo:country="GB"/>
    </style:style>
    <style:style style:name="T85" style:parent-style-name="DefaultParagraphFont" style:family="text">
      <style:text-properties style:font-name="Liberation Serif" style:font-name-complex="Liberation Serif" fo:language="en" fo:country="GB"/>
    </style:style>
    <style:style style:name="T86" style:parent-style-name="DefaultParagraphFont" style:family="text">
      <style:text-properties style:font-name="Liberation Serif" style:font-name-complex="Liberation Serif" fo:background-color="#FFFF00" fo:language="en" fo:country="GB"/>
    </style:style>
    <style:style style:name="T87" style:parent-style-name="DefaultParagraphFont" style:family="text">
      <style:text-properties style:font-name="Liberation Serif" style:font-name-complex="Liberation Serif" fo:language="en" fo:country="GB"/>
    </style:style>
    <style:style style:name="P88" style:parent-style-name="Normal" style:family="paragraph">
      <style:paragraph-properties fo:text-align="justify"/>
    </style:style>
    <style:style style:name="T89" style:parent-style-name="DefaultParagraphFont" style:family="text">
      <style:text-properties style:font-name="Liberation Serif" style:font-name-complex="Liberation Serif" fo:language="en" fo:country="GB"/>
    </style:style>
    <style:style style:name="T90" style:parent-style-name="DefaultParagraphFont" style:family="text">
      <style:text-properties style:font-name="Liberation Serif" style:font-name-complex="Liberation Serif" fo:background-color="#FFFF00" fo:language="en" fo:country="GB"/>
    </style:style>
    <style:style style:name="T91" style:parent-style-name="DefaultParagraphFont" style:family="text">
      <style:text-properties style:font-name="Liberation Serif" style:font-name-complex="Liberation Serif" fo:language="en" fo:country="GB"/>
    </style:style>
    <style:style style:name="P92" style:parent-style-name="Normal" style:family="paragraph">
      <style:paragraph-properties fo:text-align="justify"/>
    </style:style>
    <style:style style:name="T93" style:parent-style-name="DefaultParagraphFont" style:family="text">
      <style:text-properties style:font-name="Liberation Serif" style:font-name-complex="Liberation Serif" fo:language="en" fo:country="GB"/>
    </style:style>
    <style:style style:name="T94" style:parent-style-name="DefaultParagraphFont" style:family="text">
      <style:text-properties style:font-name="Liberation Serif" style:font-name-complex="Liberation Serif" fo:background-color="#FFFF00" fo:language="en" fo:country="GB"/>
    </style:style>
    <style:style style:name="T95" style:parent-style-name="DefaultParagraphFont" style:family="text">
      <style:text-properties style:font-name="Liberation Serif" style:font-name-complex="Liberation Serif" fo:language="en" fo:country="GB"/>
    </style:style>
    <style:style style:name="T96" style:parent-style-name="DefaultParagraphFont" style:family="text">
      <style:text-properties style:font-name="Liberation Serif" style:font-name-complex="Liberation Serif" fo:background-color="#FFFF00" fo:language="en" fo:country="GB"/>
    </style:style>
    <style:style style:name="T97" style:parent-style-name="DefaultParagraphFont" style:family="text">
      <style:text-properties style:font-name="Liberation Serif" style:font-name-complex="Liberation Serif" fo:language="en" fo:country="GB"/>
    </style:style>
    <style:style style:name="T98" style:parent-style-name="DefaultParagraphFont" style:family="text">
      <style:text-properties style:font-name="Liberation Serif" style:font-name-complex="Liberation Serif" fo:background-color="#FFFF00" fo:language="en" fo:country="GB"/>
    </style:style>
    <style:style style:name="T99" style:parent-style-name="DefaultParagraphFont" style:family="text">
      <style:text-properties style:font-name="Liberation Serif" style:font-name-complex="Liberation Serif" fo:language="en" fo:country="GB"/>
    </style:style>
    <style:style style:name="P100" style:parent-style-name="Normal" style:family="paragraph">
      <style:paragraph-properties fo:text-align="justify"/>
    </style:style>
    <style:style style:name="T101" style:parent-style-name="DefaultParagraphFont" style:family="text">
      <style:text-properties style:font-name="Liberation Serif" style:font-name-complex="Liberation Serif" fo:language="en" fo:country="GB"/>
    </style:style>
    <style:style style:name="T102" style:parent-style-name="DefaultParagraphFont" style:family="text">
      <style:text-properties style:font-name="Liberation Serif" style:font-name-complex="Liberation Serif" fo:background-color="#FFFF00" fo:language="en" fo:country="GB"/>
    </style:style>
    <style:style style:name="T103" style:parent-style-name="DefaultParagraphFont" style:family="text">
      <style:text-properties style:font-name="Liberation Serif" style:font-name-complex="Liberation Serif" fo:language="en" fo:country="GB"/>
    </style:style>
    <style:style style:name="T104" style:parent-style-name="DefaultParagraphFont" style:family="text">
      <style:text-properties style:font-name="Liberation Serif" style:font-name-complex="Liberation Serif" fo:background-color="#FFFF00" fo:language="en" fo:country="GB"/>
    </style:style>
    <style:style style:name="T105" style:parent-style-name="DefaultParagraphFont" style:family="text">
      <style:text-properties style:font-name="Liberation Serif" style:font-name-complex="Liberation Serif" fo:language="en" fo:country="GB"/>
    </style:style>
    <style:style style:name="T106" style:parent-style-name="DefaultParagraphFont" style:family="text">
      <style:text-properties style:font-name="Liberation Serif" style:font-name-complex="Liberation Serif" fo:background-color="#FFFF00" fo:language="en" fo:country="GB"/>
    </style:style>
    <style:style style:name="T107" style:parent-style-name="DefaultParagraphFont" style:family="text">
      <style:text-properties style:font-name="Liberation Serif" style:font-name-complex="Liberation Serif" fo:language="en" fo:country="GB"/>
    </style:style>
    <style:style style:name="T108" style:parent-style-name="DefaultParagraphFont" style:family="text">
      <style:text-properties style:font-name="Liberation Serif" style:font-name-complex="Liberation Serif" fo:background-color="#FFFF00" fo:language="en" fo:country="GB"/>
    </style:style>
    <style:style style:name="T109" style:parent-style-name="DefaultParagraphFont" style:family="text">
      <style:text-properties style:font-name="Liberation Serif" style:font-name-complex="Liberation Serif" fo:language="en" fo:country="GB"/>
    </style:style>
    <style:style style:name="P110" style:parent-style-name="Normal" style:family="paragraph">
      <style:paragraph-properties fo:text-align="justify"/>
    </style:style>
    <style:style style:name="T111" style:parent-style-name="DefaultParagraphFont" style:family="text">
      <style:text-properties style:font-name="Liberation Serif" style:font-name-complex="Liberation Serif" fo:language="en" fo:country="GB"/>
    </style:style>
    <style:style style:name="T112" style:parent-style-name="DefaultParagraphFont" style:family="text">
      <style:text-properties style:font-name="Liberation Serif" style:font-name-complex="Liberation Serif" fo:background-color="#FFFF00" fo:language="en" fo:country="GB"/>
    </style:style>
    <style:style style:name="T113" style:parent-style-name="DefaultParagraphFont" style:family="text">
      <style:text-properties style:font-name="Liberation Serif" style:font-name-complex="Liberation Serif" fo:language="en" fo:country="GB"/>
    </style:style>
    <style:style style:name="P114"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15" style:parent-style-name="Normal1" style:family="paragraph">
      <style:paragraph-properties fo:text-align="center"/>
    </style:style>
    <style:style style:name="T11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1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18"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119" style:parent-style-name="Normal1" style:family="paragraph">
      <style:paragraph-properties fo:text-align="justify" fo:margin-bottom="0.0833in"/>
    </style:style>
    <style:style style:name="T12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1" style:parent-style-name="DefaultParagraphFont" style:family="text">
      <style:text-properties style:font-name="Liberation Serif" style:font-name-complex="Liberation Serif" fo:font-size="12pt" style:font-size-asian="12pt" style:font-size-complex="12pt" fo:language="en" fo:country="GB"/>
    </style:style>
    <style:style style:name="P122" style:parent-style-name="Normal1" style:family="paragraph">
      <style:paragraph-properties fo:text-align="justify" fo:margin-bottom="0.0833in"/>
    </style:style>
    <style:style style:name="T12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4" style:parent-style-name="DefaultParagraphFont" style:family="text">
      <style:text-properties style:font-name="Liberation Serif" style:font-name-complex="Liberation Serif" fo:font-size="12pt" style:font-size-asian="12pt" style:font-size-complex="12pt" fo:language="en" fo:country="GB"/>
    </style:style>
    <style:style style:name="T125" style:parent-style-name="DefaultParagraphFont" style:family="text">
      <style:text-properties style:font-name="Liberation Serif" style:font-name-complex="Liberation Serif" fo:font-size="12pt" style:font-size-asian="12pt" style:font-size-complex="12pt" fo:language="en" fo:country="GB"/>
    </style:style>
    <style:style style:name="P126" style:parent-style-name="Normal1" style:family="paragraph">
      <style:paragraph-properties fo:text-align="justify" fo:margin-bottom="0.0833in"/>
    </style:style>
    <style:style style:name="T12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8" style:parent-style-name="DefaultParagraphFont" style:family="text">
      <style:text-properties style:font-name="Liberation Serif" style:font-name-complex="Liberation Serif" fo:font-size="12pt" style:font-size-asian="12pt" style:font-size-complex="12pt" fo:language="en" fo:country="GB"/>
    </style:style>
    <style:style style:name="T129" style:parent-style-name="DefaultParagraphFont" style:family="text">
      <style:text-properties style:font-name="Liberation Serif" style:font-name-complex="Liberation Serif" fo:font-size="12pt" style:font-size-asian="12pt" style:font-size-complex="12pt" fo:language="en" fo:country="GB"/>
    </style:style>
    <style:style style:name="T130" style:parent-style-name="DefaultParagraphFont" style:family="text">
      <style:text-properties style:font-name="Liberation Serif" style:font-name-complex="Liberation Serif" fo:font-size="12pt" style:font-size-asian="12pt" style:font-size-complex="12pt" fo:language="en" fo:country="GB"/>
    </style:style>
    <style:style style:name="P131" style:parent-style-name="Normal1" style:family="paragraph">
      <style:paragraph-properties fo:text-align="justify" fo:margin-bottom="0.0833in"/>
    </style:style>
    <style:style style:name="T13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3" style:parent-style-name="DefaultParagraphFont" style:family="text">
      <style:text-properties style:font-name="Liberation Serif" style:font-name-complex="Liberation Serif" fo:font-size="12pt" style:font-size-asian="12pt" style:font-size-complex="12pt" fo:language="en" fo:country="GB"/>
    </style:style>
    <style:style style:name="T134" style:parent-style-name="DefaultParagraphFont" style:family="text">
      <style:text-properties style:font-name="Liberation Serif" style:font-name-complex="Liberation Serif" fo:font-size="12pt" style:font-size-asian="12pt" style:font-size-complex="12pt" fo:language="en" fo:country="GB"/>
    </style:style>
    <style:style style:name="P135" style:parent-style-name="Normal1" style:family="paragraph">
      <style:paragraph-properties fo:text-align="justify" fo:margin-bottom="0.0833in"/>
    </style:style>
    <style:style style:name="T13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8" style:parent-style-name="DefaultParagraphFont" style:family="text">
      <style:text-properties style:font-name="Liberation Serif" style:font-name-complex="Liberation Serif" fo:font-size="12pt" style:font-size-asian="12pt" style:font-size-complex="12pt" fo:language="en" fo:country="GB"/>
    </style:style>
    <style:style style:name="T13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40" style:parent-style-name="DefaultParagraphFont" style:family="text">
      <style:text-properties style:font-name="Liberation Serif" style:font-name-complex="Liberation Serif" fo:font-size="12pt" style:font-size-asian="12pt" style:font-size-complex="12pt" fo:language="en" fo:country="GB"/>
    </style:style>
    <style:style style:name="T141" style:parent-style-name="DefaultParagraphFont" style:family="text">
      <style:text-properties style:font-name="Liberation Serif" style:font-name-complex="Liberation Serif" fo:font-size="12pt" style:font-size-asian="12pt" style:font-size-complex="12pt" fo:language="en" fo:country="GB"/>
    </style:style>
    <style:style style:name="P142" style:parent-style-name="Normal1" style:family="paragraph">
      <style:paragraph-properties fo:text-align="justify" fo:margin-bottom="0.0833in"/>
    </style:style>
    <style:style style:name="T14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4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45" style:parent-style-name="DefaultParagraphFont" style:family="text">
      <style:text-properties style:font-name="Liberation Serif" style:font-name-complex="Liberation Serif" fo:font-size="12pt" style:font-size-asian="12pt" style:font-size-complex="12pt" fo:language="en" fo:country="GB"/>
    </style:style>
    <style:style style:name="P146" style:parent-style-name="Normal1" style:family="paragraph">
      <style:paragraph-properties fo:text-align="justify" fo:margin-bottom="0.0833in"/>
      <style:text-properties style:font-name="Liberation Serif" style:font-name-complex="Liberation Serif" fo:font-size="12pt" style:font-size-asian="12pt" style:font-size-complex="12pt" fo:language="en" fo:country="GB"/>
    </style:style>
    <style:style style:name="P147" style:parent-style-name="Normal" style:family="paragraph">
      <style:paragraph-properties fo:text-align="justify"/>
    </style:style>
    <style:style style:name="T148"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49" style:parent-style-name="DefaultParagraphFont" style:family="text">
      <style:text-properties style:font-name="Liberation Serif" style:font-name-complex="Liberation Serif" fo:font-size="12pt" style:font-size-asian="12pt" style:font-size-complex="12pt" fo:language="en" fo:country="GB"/>
    </style:style>
    <style:style style:name="P150" style:parent-style-name="Normal" style:family="paragraph">
      <style:paragraph-properties fo:text-align="justify"/>
    </style:style>
    <style:style style:name="T151" style:parent-style-name="DefaultParagraphFont" style:family="text">
      <style:text-properties style:font-name="Liberation Serif" style:font-name-complex="Liberation Serif" fo:font-size="12pt" style:font-size-asian="12pt" style:font-size-complex="12pt" fo:language="en" fo:country="GB"/>
    </style:style>
    <style:style style:name="T15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53" style:parent-style-name="DefaultParagraphFont" style:family="text">
      <style:text-properties style:font-name="Liberation Serif" style:font-name-complex="Liberation Serif" fo:font-size="12pt" style:font-size-asian="12pt" style:font-size-complex="12pt" fo:language="en" fo:country="GB"/>
    </style:style>
    <style:style style:name="P154" style:parent-style-name="Normal" style:family="paragraph">
      <style:paragraph-properties fo:text-align="justify"/>
    </style:style>
    <style:style style:name="T155" style:parent-style-name="DefaultParagraphFont" style:family="text">
      <style:text-properties style:font-name="Liberation Serif" style:font-name-complex="Liberation Serif" fo:font-size="12pt" style:font-size-asian="12pt" style:font-size-complex="12pt" fo:language="en" fo:country="GB"/>
    </style:style>
    <style:style style:name="T15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57" style:parent-style-name="DefaultParagraphFont" style:family="text">
      <style:text-properties style:font-name="Liberation Serif" style:font-name-complex="Liberation Serif" fo:font-size="12pt" style:font-size-asian="12pt" style:font-size-complex="12pt" fo:language="en" fo:country="GB"/>
    </style:style>
    <style:style style:name="P158"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59"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60"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61"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62" style:parent-style-name="Normal" style:family="paragraph">
      <style:paragraph-properties fo:text-align="justify"/>
    </style:style>
    <style:style style:name="T16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64"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65"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66" style:parent-style-name="Normal" style:family="paragraph">
      <style:paragraph-properties style:text-autospace="none" fo:margin-bottom="0in"/>
      <style:text-properties fo:hyphenate="true"/>
    </style:style>
    <style:style style:name="T167" style:parent-style-name="DefaultParagraphFont" style:family="text">
      <style:text-properties style:font-name="Verdana" style:font-name-complex="Verdana" fo:color="#AA0D91" style:letter-kerning="false" fo:language="en" fo:country="GB"/>
    </style:style>
    <style:style style:name="T168"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T169"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P170" style:parent-style-name="Normal" style:family="paragraph">
      <style:paragraph-properties style:text-autospace="none" fo:margin-bottom="0in"/>
      <style:text-properties fo:hyphenate="true"/>
    </style:style>
    <style:style style:name="T171"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T172" style:parent-style-name="DefaultParagraphFont" style:family="text">
      <style:text-properties style:font-name="Verdana" style:font-name-complex="Verdana" fo:color="#AA0D91" style:letter-kerning="false" fo:language="en" fo:country="GB"/>
    </style:style>
    <style:style style:name="T173"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T174" style:parent-style-name="DefaultParagraphFont" style:family="text">
      <style:text-properties style:font-name="Verdana" style:font-name-complex="Verdana" fo:color="#000000" style:letter-kerning="false" fo:language="en" fo:country="GB"/>
    </style:style>
    <style:style style:name="T175"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T176"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T177" style:parent-style-name="DefaultParagraphFont" style:family="text">
      <style:text-properties style:font-name="Verdana" style:font-name-complex="Verdana" fo:color="#000000" style:letter-kerning="false" fo:language="en" fo:country="GB"/>
    </style:style>
    <style:style style:name="T178" style:parent-style-name="DefaultParagraphFont" style:family="text">
      <style:text-properties style:font-name="Verdana" style:font-name-complex="Verdana" fo:color="#3F6E74" style:letter-kerning="false" fo:language="en" fo:country="GB"/>
    </style:style>
    <style:style style:name="T179" style:parent-style-name="DefaultParagraphFont" style:family="text">
      <style:text-properties style:font-name="Verdana" style:font-name-complex="Verdana" fo:color="#000000" style:letter-kerning="false" fo:language="en" fo:country="GB"/>
    </style:style>
    <style:style style:name="P180" style:parent-style-name="Normal" style:family="paragraph">
      <style:paragraph-properties style:text-autospace="none" fo:margin-bottom="0in"/>
      <style:text-properties fo:hyphenate="true"/>
    </style:style>
    <style:style style:name="T181" style:parent-style-name="DefaultParagraphFont" style:family="text">
      <style:text-properties style:font-name="Verdana" style:font-name-complex="Verdana" fo:color="#000000" style:letter-kerning="false" fo:language="en" fo:country="GB"/>
    </style:style>
    <style:style style:name="T182" style:parent-style-name="DefaultParagraphFont" style:family="text">
      <style:text-properties style:font-name="Verdana" style:font-name-complex="Verdana" fo:color="#000000" style:letter-kerning="false" fo:language="en" fo:country="GB"/>
    </style:style>
    <style:style style:name="T183" style:parent-style-name="DefaultParagraphFont" style:family="text">
      <style:text-properties style:font-name="Verdana" style:font-name-complex="Verdana" fo:color="#000000" style:letter-kerning="false"/>
    </style:style>
    <style:style style:name="T184" style:parent-style-name="DefaultParagraphFont" style:family="text">
      <style:text-properties style:font-name="Verdana" style:font-name-complex="Verdana" fo:color="#1C00CF" style:letter-kerning="false"/>
    </style:style>
    <style:style style:name="T185" style:parent-style-name="DefaultParagraphFont" style:family="text">
      <style:text-properties style:font-name="Verdana" style:font-name-complex="Verdana" fo:color="#AA0D91" style:letter-kerning="false"/>
    </style:style>
    <style:style style:name="T186" style:parent-style-name="DefaultParagraphFont" style:family="text">
      <style:text-properties style:font-name="Verdana" style:font-name-complex="Verdana" fo:color="#000000" style:letter-kerning="false"/>
    </style:style>
    <style:style style:name="P187"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88" style:parent-style-name="Normal" style:family="paragraph">
      <style:paragraph-properties fo:text-align="justify"/>
      <style:text-properties fo:language="en" fo:country="GB"/>
    </style:style>
    <style:style style:name="P189" style:parent-style-name="Normal" style:family="paragraph">
      <style:paragraph-properties fo:text-align="justify"/>
    </style:style>
    <style:style style:name="T19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1"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92"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93"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94"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95"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96"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97"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98"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99"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00" style:parent-style-name="Normal" style:family="paragraph">
      <style:paragraph-properties fo:text-align="justify"/>
    </style:style>
    <style:style style:name="T20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02"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03"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04"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05"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06"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207"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08" style:parent-style-name="Normal" style:family="paragraph">
      <style:paragraph-properties style:text-autospace="none" fo:margin-bottom="0in"/>
      <style:text-properties fo:hyphenate="true"/>
    </style:style>
    <style:style style:name="T209" style:parent-style-name="DefaultParagraphFont" style:family="text">
      <style:text-properties style:font-name="Verdana" style:font-name-complex="Verdana" fo:color="#AA0D91" style:letter-kerning="false" fo:language="en" fo:country="GB"/>
    </style:style>
    <style:style style:name="T210"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P211" style:parent-style-name="Normal" style:family="paragraph">
      <style:paragraph-properties style:text-autospace="none" fo:margin-bottom="0in"/>
      <style:text-properties fo:hyphenate="true"/>
    </style:style>
    <style:style style:name="T212" style:parent-style-name="DefaultParagraphFont" style:family="text">
      <style:text-properties style:font-name="Verdana" style:font-name-complex="Verdana" fo:color="#AA0D91" style:letter-kerning="false" fo:language="en" fo:country="GB"/>
    </style:style>
    <style:style style:name="T213" style:parent-style-name="DefaultParagraphFont" style:family="text">
      <style:text-properties style:font-name="Verdana" style:font-name-complex="Verdana" fo:color="#000000" style:letter-kerning="false" fo:language="en" fo:country="GB"/>
    </style:style>
    <style:style style:name="T214"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T215" style:parent-style-name="DefaultParagraphFont" style:family="text">
      <style:text-properties style:font-name="Verdana" style:font-name-complex="Verdana" fo:color="#1C00CF" style:letter-kerning="false" fo:language="en" fo:country="GB"/>
    </style:style>
    <style:style style:name="T216" style:parent-style-name="DefaultParagraphFont" style:family="text">
      <style:text-properties style:font-name="Verdana" style:font-name-complex="Verdana" fo:color="#000000" style:letter-kerning="false" fo:language="en" fo:country="GB"/>
    </style:style>
    <style:style style:name="T217" style:parent-style-name="DefaultParagraphFont" style:family="text">
      <style:text-properties style:font-name="Verdana" style:font-name-complex="Verdana" fo:color="#1C00CF" style:letter-kerning="false" fo:language="en" fo:country="GB"/>
    </style:style>
    <style:style style:name="T218"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T219" style:parent-style-name="DefaultParagraphFont" style:family="text">
      <style:text-properties style:font-name="Verdana" style:font-name-complex="Verdana" fo:color="#000000" style:letter-kerning="false" fo:language="en" fo:country="GB"/>
    </style:style>
    <style:style style:name="P220" style:parent-style-name="Normal" style:family="paragraph">
      <style:paragraph-properties style:text-autospace="none" fo:margin-bottom="0in"/>
      <style:text-properties style:font-name="Verdana" style:font-name-complex="Verdana" fo:color="#000000" style:letter-kerning="false" fo:language="en" fo:country="GB" fo:hyphenate="true"/>
    </style:style>
    <style:style style:name="P221" style:parent-style-name="Normal" style:family="paragraph">
      <style:paragraph-properties style:text-autospace="none" fo:margin-bottom="0in"/>
      <style:text-properties fo:hyphenate="true"/>
    </style:style>
    <style:style style:name="T222"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P223"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24" style:parent-style-name="Normal" style:family="paragraph">
      <style:paragraph-properties fo:text-align="justify"/>
      <style:text-properties fo:language="en" fo:country="GB"/>
    </style:style>
    <style:style style:name="P225"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226" style:parent-style-name="Normal1" style:family="paragraph">
      <style:paragraph-properties fo:text-align="center"/>
    </style:style>
    <style:style style:name="T227"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28" style:parent-style-name="Normal" style:family="paragraph">
      <style:text-properties style:font-name="Liberation Serif" style:font-name-complex="Liberation Serif" fo:font-size="12pt" style:font-size-asian="12pt" style:font-size-complex="12pt" fo:language="en" fo:country="GB"/>
    </style:style>
    <style:style style:name="P229" style:parent-style-name="Normal" style:family="paragraph">
      <style:text-properties style:font-name="Liberation Serif" style:font-name-complex="Liberation Serif" fo:font-size="12pt" style:font-size-asian="12pt" style:font-size-complex="12pt" fo:language="en" fo:country="GB"/>
    </style:style>
    <style:style style:name="P230" style:parent-style-name="Normal" style:family="paragraph">
      <style:text-properties style:font-name="Liberation Serif" style:font-name-complex="Liberation Serif" fo:font-size="12pt" style:font-size-asian="12pt" style:font-size-complex="12pt" fo:language="en" fo:country="GB"/>
    </style:style>
    <style:style style:name="P231" style:parent-style-name="Normal" style:family="paragraph">
      <style:text-properties style:font-name="Liberation Serif" style:font-name-complex="Liberation Serif" fo:font-size="12pt" style:font-size-asian="12pt" style:font-size-complex="12pt" fo:language="en" fo:country="GB"/>
    </style:style>
    <style:style style:name="P232" style:parent-style-name="Normal" style:family="paragraph">
      <style:text-properties style:font-name="Liberation Serif" style:font-name-complex="Liberation Serif" fo:font-size="12pt" style:font-size-asian="12pt" style:font-size-complex="12pt" fo:language="en" fo:country="GB"/>
    </style:style>
    <style:style style:name="P233" style:parent-style-name="Normal" style:family="paragraph">
      <style:text-properties style:font-name="Liberation Serif" style:font-name-complex="Liberation Serif" fo:font-size="12pt" style:font-size-asian="12pt" style:font-size-complex="12pt" fo:language="en" fo:country="GB"/>
    </style:style>
    <style:style style:name="P234" style:parent-style-name="Normal" style:family="paragraph">
      <style:text-properties style:font-name="Liberation Serif" style:font-name-complex="Liberation Serif" fo:font-size="12pt" style:font-size-asian="12pt" style:font-size-complex="12pt" fo:language="en" fo:country="GB"/>
    </style:style>
    <style:style style:name="P235" style:parent-style-name="Normal" style:family="paragraph">
      <style:text-properties style:font-name="Liberation Serif" style:font-name-complex="Liberation Serif" fo:font-size="12pt" style:font-size-asian="12pt" style:font-size-complex="12pt" fo:language="en" fo:country="GB"/>
    </style:style>
    <style:style style:name="P236" style:parent-style-name="Normal" style:family="paragraph">
      <style:text-properties style:font-name="Liberation Serif" style:font-name-complex="Liberation Serif" fo:font-size="12pt" style:font-size-asian="12pt" style:font-size-complex="12pt" fo:language="en" fo:country="GB"/>
    </style:style>
    <style:style style:name="P237" style:parent-style-name="Normal" style:family="paragraph">
      <style:text-properties style:font-name="Liberation Serif" style:font-name-complex="Liberation Serif" fo:font-size="12pt" style:font-size-asian="12pt" style:font-size-complex="12pt" fo:language="en" fo:country="GB"/>
    </style:style>
    <style:style style:name="P238" style:parent-style-name="Normal" style:family="paragraph">
      <style:text-properties style:font-name="Liberation Serif" style:font-name-complex="Liberation Serif" fo:font-size="12pt" style:font-size-asian="12pt" style:font-size-complex="12pt" fo:language="en" fo:country="GB"/>
    </style:style>
    <style:style style:name="P239" style:parent-style-name="Normal" style:family="paragraph">
      <style:text-properties style:font-name="Liberation Serif" style:font-name-complex="Liberation Serif" fo:font-size="12pt" style:font-size-asian="12pt" style:font-size-complex="12pt" fo:language="en" fo:country="GB"/>
    </style:style>
    <style:style style:name="P240"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41"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T242" style:parent-style-name="DefaultParagraphFont" style:family="text">
      <style:text-properties style:font-name="Liberation Serif" style:font-name-complex="Liberation Serif" fo:font-size="12pt" style:font-size-asian="12pt" style:font-size-complex="12pt" fo:language="en" fo:country="GB"/>
    </style:style>
    <style:style style:name="T243"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P244" style:parent-style-name="Normal1" style:family="paragraph">
      <style:paragraph-properties fo:text-align="justify"/>
    </style:style>
    <style:style style:name="T24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46" style:parent-style-name="DefaultParagraphFont" style:family="text">
      <style:text-properties style:font-name="Liberation Serif" style:font-name-complex="Liberation Serif" fo:font-size="12pt" style:font-size-asian="12pt" style:font-size-complex="12pt" fo:language="en" fo:country="GB"/>
    </style:style>
    <style:style style:name="T247" style:parent-style-name="Hyperlink" style:family="text">
      <style:text-properties style:font-name="Liberation Serif" style:font-name-complex="Liberation Serif" fo:font-size="12pt" style:font-size-asian="12pt" style:font-size-complex="12pt" fo:language="en" fo:country="GB"/>
    </style:style>
    <style:style style:name="T248" style:parent-style-name="DefaultParagraphFont" style:family="text">
      <style:text-properties style:font-name="Liberation Serif" style:font-name-complex="Liberation Serif" fo:font-size="12pt" style:font-size-asian="12pt" style:font-size-complex="12pt" fo:language="en" fo:country="GB"/>
    </style:style>
    <style:style style:name="P24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T250"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251"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252"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253"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P254" style:parent-style-name="Normal" style:family="paragraph">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P255" style:parent-style-name="Normal" style:family="paragraph">
      <style:text-properties fo:language="en" fo:country="GB"/>
    </style:style>
    <style:style style:name="T256"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257"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258" style:parent-style-name="DefaultParagraphFont" style:family="text">
      <style:text-properties style:font-name="Liberation Serif" style:font-name-complex="Liberation Serif" fo:font-size="12pt" style:font-size-asian="12pt" style:font-size-complex="12pt" fo:language="en" fo:country="GB"/>
    </style:style>
    <style:style style:name="T259"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260"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61"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62"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T26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64" style:parent-style-name="DefaultParagraphFont" style:family="text">
      <style:text-properties style:font-name="Liberation Serif" style:font-name-complex="Liberation Serif" fo:font-size="12pt" style:font-size-asian="12pt" style:font-size-complex="12pt" fo:language="en" fo:country="GB"/>
    </style:style>
    <style:style style:name="T265"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266"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267" style:parent-style-name="Normal" style:family="paragraph">
      <style:text-properties style:font-name="Liberation Serif" style:font-name-complex="Liberation Serif" fo:color="#212121" fo:font-size="12pt" style:font-size-asian="12pt" style:font-size-complex="12pt" fo:background-color="#FFFFFF" fo:language="en" fo:country="GB"/>
    </style:style>
    <style:style style:name="P268" style:parent-style-name="Normal" style:family="paragraph">
      <style:text-properties style:font-name="Liberation Serif" style:font-name-complex="Liberation Serif" fo:font-size="12pt" style:font-size-asian="12pt" style:font-size-complex="12pt" fo:language="en" fo:country="GB"/>
    </style:style>
    <style:style style:name="P269" style:parent-style-name="Normal" style:family="paragraph">
      <style:paragraph-properties fo:text-align="justify"/>
    </style:style>
    <style:style style:name="T27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71" style:parent-style-name="DefaultParagraphFont" style:family="text">
      <style:text-properties style:font-name="Liberation Serif" style:font-name-complex="Liberation Serif" fo:font-size="12pt" style:font-size-asian="12pt" style:font-size-complex="12pt" fo:language="en" fo:country="GB"/>
    </style:style>
    <style:style style:name="P272"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73"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74"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75" style:parent-style-name="Normal1" style:family="paragraph">
      <style:paragraph-properties fo:text-align="justify"/>
    </style:style>
    <style:style style:name="T27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77" style:parent-style-name="DefaultParagraphFont" style:family="text">
      <style:text-properties style:font-name="Liberation Serif" style:font-name-complex="Liberation Serif" fo:language="en" fo:country="GB"/>
    </style:style>
    <style:style style:name="T278" style:parent-style-name="DefaultParagraphFont" style:family="text">
      <style:text-properties style:font-name="Liberation Serif" style:font-name-complex="Liberation Serif" fo:font-size="12pt" style:font-size-asian="12pt" style:font-size-complex="12pt" fo:language="en" fo:country="GB"/>
    </style:style>
    <style:style style:name="P279" style:parent-style-name="Normal1"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80" style:parent-style-name="Normal1" style:family="paragraph">
      <style:paragraph-properties fo:text-align="justify"/>
    </style:style>
    <style:style style:name="T281" style:parent-style-name="DefaultParagraphFont" style:family="text">
      <style:text-properties style:font-name="Liberation Serif" style:font-name-complex="Liberation Serif" fo:color="#212121" fo:font-size="10.5pt" style:font-size-asian="10.5pt" style:font-size-complex="10.5pt" fo:background-color="#FFFFFF" fo:language="en" fo:country="GB"/>
    </style:style>
    <style:style style:name="P282"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83"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84" style:parent-style-name="Normal1" style:family="paragraph">
      <style:paragraph-properties fo:text-align="justify"/>
    </style:style>
    <style:style style:name="T285"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86"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style:style>
    <style:style style:name="P287" style:parent-style-name="Normal" style:family="paragraph">
      <style:paragraph-properties fo:text-align="justify"/>
    </style:style>
    <style:style style:name="T288"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289"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290"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291" style:parent-style-name="DefaultParagraphFont" style:family="text">
      <style:text-properties style:font-name="Liberation Serif" style:font-name-complex="Liberation Serif" fo:font-size="12pt" style:font-size-asian="12pt" style:font-size-complex="12pt"/>
    </style:style>
    <style:style style:name="T292"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P293"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94" style:parent-style-name="Normal" style:family="paragraph">
      <style:text-properties style:font-name="Liberation Serif" style:font-name-complex="Liberation Serif" fo:font-size="12pt" style:font-size-asian="12pt" style:font-size-complex="12pt" fo:language="en" fo:country="GB"/>
    </style:style>
    <style:style style:name="P295" style:parent-style-name="Normal" style:family="paragraph">
      <style:text-properties style:font-name="Liberation Serif" style:font-name-complex="Liberation Serif" fo:font-size="12pt" style:font-size-asian="12pt" style:font-size-complex="12pt" fo:language="en" fo:country="GB"/>
    </style:style>
    <style:style style:name="P296" style:parent-style-name="Normal1"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P297" style:parent-style-name="Normal1" style:family="paragraph">
      <style:paragraph-properties fo:text-align="center"/>
    </style:style>
    <style:style style:name="T298"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99" style:parent-style-name="Normal1" style:family="paragraph">
      <style:paragraph-properties fo:text-align="justify" fo:margin-bottom="0in"/>
    </style:style>
    <style:style style:name="T300" style:parent-style-name="DefaultParagraphFont" style:family="text">
      <style:text-properties style:font-name="Liberation Serif" style:font-name-complex="Liberation Serif" fo:font-size="12pt" style:font-size-asian="12pt" style:font-size-complex="12pt" fo:language="en" fo:country="GB"/>
    </style:style>
    <style:style style:name="P301" style:parent-style-name="Normal" style:family="paragraph">
      <style:text-properties style:font-name="Liberation Serif" style:font-name-complex="Liberation Serif" fo:font-size="12pt" style:font-size-asian="12pt" style:font-size-complex="12pt" fo:language="en" fo:country="GB"/>
    </style:style>
    <style:style style:name="P302" style:parent-style-name="Normal1" style:family="paragraph">
      <style:paragraph-properties fo:text-align="justify" fo:margin-bottom="0in"/>
      <style:text-properties style:font-name="Liberation Serif" style:font-name-complex="Liberation Serif" fo:font-size="10pt" style:font-size-asian="10pt" style:font-size-complex="10pt" fo:language="en" fo:country="GB"/>
    </style:style>
    <style:style style:name="P303" style:parent-style-name="Normal1" style:family="paragraph">
      <style:paragraph-properties fo:text-align="justify" fo:margin-bottom="0in"/>
      <style:text-properties style:font-name="Liberation Serif" style:font-name-complex="Liberation Serif" fo:font-weight="bold" style:font-weight-asian="bold" style:font-weight-complex="bold" fo:font-size="12pt" style:font-size-asian="12pt" style:font-size-complex="12pt" fo:language="en" fo:country="GB"/>
    </style:style>
    <style:style style:name="P304"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305" style:parent-style-name="Normal1" style:family="paragraph">
      <style:paragraph-properties fo:text-align="justify" fo:margin-bottom="0in"/>
    </style:style>
    <style:style style:name="T306" style:parent-style-name="DefaultParagraphFont" style:family="text">
      <style:text-properties style:font-name="Liberation Serif" style:font-name-complex="Liberation Serif" fo:font-size="10pt" style:font-size-asian="10pt" style:font-size-complex="10pt" fo:language="en" fo:country="GB"/>
    </style:style>
    <style:style style:name="T307" style:parent-style-name="Hyperlink" style:family="text">
      <style:text-properties style:font-name="Liberation Serif" style:font-name-complex="Liberation Serif" fo:font-size="10pt" style:font-size-asian="10pt" style:font-size-complex="10pt" fo:language="en" fo:country="GB"/>
    </style:style>
    <style:style style:name="T308" style:parent-style-name="DefaultParagraphFont" style:family="text">
      <style:text-properties style:font-name="Liberation Serif" style:font-name-complex="Liberation Serif" fo:font-size="12pt" style:font-size-asian="12pt" style:font-size-complex="12pt" fo:language="en" fo:country="GB"/>
    </style:style>
    <style:style style:name="P309" style:parent-style-name="Normal1" style:family="paragraph">
      <style:paragraph-properties fo:text-align="justify" fo:margin-bottom="0in"/>
      <style:text-properties style:font-name="Liberation Serif" style:font-name-complex="Liberation Serif" fo:font-size="10pt" style:font-size-asian="10pt" style:font-size-complex="10pt" fo:language="en" fo:country="GB"/>
    </style:style>
    <style:style style:name="P310" style:parent-style-name="BodyText" style:family="paragraph">
      <style:paragraph-properties fo:text-align="justify" fo:margin-bottom="0in" fo:line-height="100%"/>
    </style:style>
    <style:style style:name="T31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12" style:parent-style-name="BodyText" style:family="paragraph">
      <style:paragraph-properties fo:text-align="justify" fo:margin-bottom="0in" fo:line-height="100%"/>
    </style:style>
    <style:style style:name="T313" style:parent-style-name="DefaultParagraphFont" style:family="text">
      <style:text-properties style:font-name="Liberation Serif" style:font-name-complex="Liberation Serif" fo:font-size="12pt" style:font-size-asian="12pt" style:font-size-complex="12pt" fo:language="en" fo:country="GB"/>
    </style:style>
    <style:style style:name="P314" style:parent-style-name="BodyText" style:family="paragraph">
      <style:paragraph-properties fo:text-align="justify" fo:margin-bottom="0in" fo:line-height="100%"/>
    </style:style>
    <style:style style:name="T315" style:parent-style-name="DefaultParagraphFont" style:family="text">
      <style:text-properties style:font-name="Liberation Serif" style:font-name-complex="Liberation Serif" fo:font-size="10pt" style:font-size-asian="10pt" style:font-size-complex="10pt" fo:language="en" fo:country="GB"/>
    </style:style>
    <style:style style:name="T316" style:parent-style-name="Hyperlink" style:family="text">
      <style:text-properties style:font-name="Liberation Serif" style:font-name-complex="Liberation Serif" fo:font-size="10pt" style:font-size-asian="10pt" style:font-size-complex="10pt" fo:language="en" fo:country="GB"/>
    </style:style>
    <style:style style:name="T317" style:parent-style-name="DefaultParagraphFont" style:family="text">
      <style:text-properties style:font-name="Liberation Serif" style:font-name-complex="Liberation Serif" fo:font-size="10pt" style:font-size-asian="10pt" style:font-size-complex="10pt" fo:language="en" fo:country="GB"/>
    </style:style>
    <style:style style:name="P318" style:parent-style-name="Normal1" style:family="paragraph">
      <style:paragraph-properties fo:text-align="justify" fo:margin-bottom="0in"/>
      <style:text-properties style:font-name="Liberation Serif" style:font-name-complex="Liberation Serif" fo:font-size="10pt" style:font-size-asian="10pt" style:font-size-complex="10pt" fo:language="en" fo:country="GB"/>
    </style:style>
    <style:style style:name="P319" style:parent-style-name="Normal" style:family="paragraph">
      <style:text-properties style:font-name="Liberation Serif" style:font-name-complex="Liberation Serif" fo:font-size="12pt" style:font-size-asian="12pt" style:font-size-complex="12pt" fo:language="en" fo:country="GB"/>
    </style:style>
    <style:style style:name="P320"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321"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322" style:parent-style-name="Normal" style:family="paragraph">
      <style:paragraph-properties fo:text-align="justify"/>
    </style:style>
    <style:style style:name="T323"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324"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325" style:parent-style-name="DefaultParagraphFont" style:family="text">
      <style:text-properties style:font-name="Liberation Serif" style:font-name-complex="Liberation Serif" fo:font-size="12pt" style:font-size-asian="12pt" style:font-size-complex="12pt" fo:language="en" fo:country="GB"/>
    </style:style>
    <style:style style:name="P326" style:parent-style-name="Normal" style:family="paragraph">
      <style:paragraph-properties fo:text-align="justify"/>
    </style:style>
    <style:style style:name="T327"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328" style:parent-style-name="DefaultParagraphFont" style:family="text">
      <style:text-properties style:font-name="Liberation Serif" style:font-name-complex="Liberation Serif" fo:font-size="12pt" style:font-size-asian="12pt" style:font-size-complex="12pt" fo:language="en" fo:country="GB"/>
    </style:style>
    <style:style style:name="T329"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330" style:parent-style-name="DefaultParagraphFont" style:family="text">
      <style:text-properties style:font-name="Liberation Serif" style:font-name-complex="Liberation Serif" fo:font-size="12pt" style:font-size-asian="12pt" style:font-size-complex="12pt" fo:language="en" fo:country="GB"/>
    </style:style>
    <style:style style:name="P331" style:parent-style-name="Normal" style:family="paragraph">
      <style:paragraph-properties fo:text-align="justify"/>
    </style:style>
    <style:style style:name="T332"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333" style:parent-style-name="DefaultParagraphFont" style:family="text">
      <style:text-properties style:font-name="Liberation Serif" style:font-name-complex="Liberation Serif" fo:font-size="12pt" style:font-size-asian="12pt" style:font-size-complex="12pt" fo:language="en" fo:country="GB"/>
    </style:style>
    <style:style style:name="T334"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335" style:parent-style-name="DefaultParagraphFont" style:family="text">
      <style:text-properties style:font-name="Liberation Serif" style:font-name-complex="Liberation Serif" fo:font-size="12pt" style:font-size-asian="12pt" style:font-size-complex="12pt" fo:language="en" fo:country="GB"/>
    </style:style>
    <style:style style:family="graphic" style:name="a0" style:parent-style-name="Graphics">
      <style:graphic-properties fo:border="none" fo:background-color="transparent"/>
    </style:style>
  </office:automatic-styles>
  <office:body>
    <office:text text:use-soft-page-breaks="true">
      <text:p text:style-name="P1">Illusory of correlation Bias Ontology</text:p>
      <text:p text:style-name="P2"/>
      <text:p text:style-name="P3">Give me a definition of Illusory correlation bias</text:p>
      <text:p text:style-name="P4"><text:span text:style-name="T5">Illusory correlation bias</text:span><text:span text:style-name="T6"><text:s/>refers to the tendency of<text:s/></text:span><text:span text:style-name="T7">individuals</text:span><text:span text:style-name="T8"><text:s/>to<text:s/></text:span><text:span text:style-name="T9">perceive</text:span><text:span text:style-name="T10"><text:s/>a r</text:span><text:span text:style-name="T11">elationship</text:span><text:span text:style-name="T12"><text:s/>between<text:s/></text:span><text:span text:style-name="T13">two variables</text:span><text:span text:style-name="T14"><text:s/>even when<text:s/></text:span><text:span text:style-name="T15">no such relationship exists</text:span><text:span text:style-name="T16"><text:s/>or when the relationship is much weaker than assumed. This bias often occurs when<text:s/></text:span><text:span text:style-name="T17">people incorrectly associate</text:span><text:span text:style-name="T18"><text:s/>two events or characteristics because they occur together in a particular<text:s/></text:span><text:span text:style-name="T19">pattern or sequence</text:span><text:span text:style-name="T20">, leading to the<text:s/></text:span><text:span text:style-name="T21">erroneous belief</text:span><text:span text:style-name="T22"><text:s/>that there is a<text:s/></text:span><text:span text:style-name="T23">causal connection</text:span><text:span text:style-name="T24"><text:s/>between them.</text:span></text:p>
      <text:p text:style-name="P25"><text:span text:style-name="T26">In simpler terms, illusory correlation bias occurs when people perceive a<text:s/></text:span><text:span text:style-name="T27">correlation between variables</text:span><text:span text:style-name="T28"><text:s/>that<text:s/></text:span><text:span text:style-name="T29">are actually unrelated</text:span><text:span text:style-name="T30"><text:s/>or have a very weak a</text:span><text:span text:style-name="T31">ssociation</text:span><text:span text:style-name="T32">. This bias can arise due to<text:s/></text:span><text:span text:style-name="T33">cognitive processes</text:span><text:span text:style-name="T34"><text:s/>such as selective attention, confirmation bias, or the influence of prior beliefs and stereotypes. It can lead to erroneous judgments, stereotypes, and misinterpretations of data, which can have significant implications in various contexts, including decision-making, interpersonal relations, and societal perceptions.</text:span></text:p>
      <text:p text:style-name="P35"/>
      <text:p text:style-name="P36"><text:bookmark-start text:name="_Hlk157877294"/>Ten Scenarios of<text:s/><text:bookmark-end text:name="_Hlk157877294"/>Illusory correlation bias</text:p>
      <text:p text:style-name="P37"><text:span text:style-name="T38">Superstitions</text:span><text:span text:style-name="T39">: A baseball player believes that wearing a specific pair of socks during a winning game brings good luck. However, the socks have no impact on the game's outcome, yet the player associates wearing them with success.</text:span></text:p>
      <text:p text:style-name="P40"><text:span text:style-name="T41">Health Habits</text:span><text:span text:style-name="T42">: Someone may falsely believe that taking vitamin C supplements prevents colds because they happened to take them before a few cold-free winters, even though scientific evidence shows otherwise.</text:span></text:p>
      <text:p text:style-name="P43"><text:span text:style-name="T44">Stereotyping</text:span><text:span text:style-name="T45">: An employer may wrongly assume that employees who wear glasses are more intelligent because they remember a few instances where intelligent colleagues happened to wear glasses.</text:span></text:p>
      <text:p text:style-name="P46"><text:span text:style-name="T47">Luck and Rituals</text:span><text:span text:style-name="T48">: A person might believe that knocking on wood prevents bad luck because they recall instances where they avoided misfortune after performing the ritual, despite the lack of any causal relationship.</text:span></text:p>
      <text:p text:style-name="P49"><text:span text:style-name="T50">Perception of Crime</text:span><text:span text:style-name="T51">: A neighborhood might falsely believe that people from a certain ethnic group are more likely to commit crimes because of a few highly publicized incidents involving individuals from that group.</text:span></text:p>
      <text:p text:style-name="P52"><text:span text:style-name="T53">Sports Performance</text:span><text:span text:style-name="T54">: A fan might believe that wearing a particular jersey during a game boosts their team's chances of winning because they associate past victories with wearing that jersey, even though the jersey doesn't influence the game.</text:span></text:p>
      <text:p text:style-name="P55"><text:span text:style-name="T56">Investment Success</text:span><text:span text:style-name="T57">: An investor may wrongly believe that checking the stock market every hour leads to better investment decisions because they remember a few instances where they made successful trades after closely monitoring the market.</text:span></text:p>
      <text:p text:style-name="P58"><text:span text:style-name="T59">Examining Prejudices</text:span><text:span text:style-name="T60">: A teacher might falsely believe that students from a specific socioeconomic background are more likely to excel academically because they recall a few exceptional students from that background, overlooking other factors that contributed to their success.</text:span></text:p>
      <text:p text:style-name="P61"><text:span text:style-name="T62">Relationships</text:span><text:span text:style-name="T63">: A person might wrongly assume that all individuals from a particular profession are arrogant because they encountered a few arrogant individuals from that profession.</text:span></text:p>
      <text:p text:style-name="P64"><text:span text:style-name="T65">Weather and Events</text:span><text:span text:style-name="T66">: People may believe that their mood is worse on rainy days because they remember feeling down during previous rainy days, overlooking other factors that may have influenced their mood.</text:span></text:p>
      <text:p text:style-name="P67"/>
      <text:p text:style-name="P68"/>
      <text:p text:style-name="P69"/>
      <text:p text:style-name="P70"/>
      <text:soft-page-break/>
      <text:p text:style-name="P71">User Story</text:p>
      <text:p text:style-name="P72"><text:span text:style-name="T73">User Story:<text:s/></text:span><text:span text:style-name="T74">Lucky Charm Socks</text:span></text:p>
      <text:p text:style-name="P75"/>
      <text:p text:style-name="P76"><text:span text:style-name="T77">As a dedicated<text:s/></text:span><text:span text:style-name="T78">baseball player</text:span><text:span text:style-name="T79">, I've noticed a peculiar<text:s/></text:span><text:span text:style-name="T80">trend</text:span><text:span text:style-name="T81"><text:s/>during our winning streaks: I consistently wear a specific<text:s/></text:span><text:span text:style-name="T82">pair of socks</text:span><text:span text:style-name="T83"><text:s/>adorned with my team's colors. Over time, I've come to<text:s/></text:span><text:span text:style-name="T84">associate these socks with our victories</text:span><text:span text:style-name="T85">,<text:s/></text:span><text:span text:style-name="T86">believin</text:span><text:span text:style-name="T87">g they possess some kind of lucky charm.</text:span></text:p>
      <text:p text:style-name="P88"><text:span text:style-name="T89">Despite knowing deep down that winning in baseball is about skill, teamwork, and strategy, I find myself<text:s/></text:span><text:span text:style-name="T90">attributing our success to the socks</text:span><text:span text:style-name="T91">. Even when we win on days I forget to wear them, I still cling to the notion that they play a significant role in our performance.</text:span></text:p>
      <text:p text:style-name="P92"><text:span text:style-name="T93">The more wins we accumulate while I'm wearing the socks, the stronger my belief becomes in their<text:s/></text:span><text:span text:style-name="T94">magical</text:span><text:span text:style-name="T95"><text:s/></text:span><text:span text:style-name="T96">influence.</text:span><text:span text:style-name="T97"><text:s/>Teammates and coaches have noticed my attachment and joke about their mystical powers, but for me, it's more than just a superstition—it's become a<text:s/></text:span><text:span text:style-name="T98">deeply ingrained belief</text:span><text:span text:style-name="T99">.</text:span></text:p>
      <text:p text:style-name="P100"><text:span text:style-name="T101">I'm starting to realize that my conviction in the socks' luckiness might be more about my<text:s/></text:span><text:span text:style-name="T102">mind's tendency</text:span><text:span text:style-name="T103"><text:s/>to<text:s/></text:span><text:span text:style-name="T104">find patterns where none exist</text:span><text:span text:style-name="T105">. It's as if my brain is creating an<text:s/></text:span><text:span text:style-name="T106">illusory correlation between wearing the socks</text:span><text:span text:style-name="T107"><text:s/></text:span><text:span text:style-name="T108">and winning games</text:span><text:span text:style-name="T109">, despite the lack of any real causal relationship.</text:span></text:p>
      <text:p text:style-name="P110"><text:span text:style-name="T111">Nevertheless, the socks provide a sense of comfort and confidence, a psychological boost that helps me perform at my best when the pressure is on. Even as I acknowledge the<text:s/></text:span><text:span text:style-name="T112">irrationality of my belief</text:span><text:span text:style-name="T113">, I can't seem to shake the feeling that those socks hold the key to our success on the field.</text:span></text:p>
      <text:p text:style-name="P114"/>
      <text:p text:style-name="P115"><text:span text:style-name="T116">Classes and properties</text:span></text:p>
      <text:p text:style-name="P117"><text:bookmark-start text:name="_Hlk158974097"/>Classes for the Illusory of Correlation Ontology extracted from the user story<text:s/>and readapted<text:s/>with the help of Chat GPT.</text:p>
      <text:p text:style-name="P118"><text:bookmark-end text:name="_Hlk158974097"/>Classes</text:p>
      <text:p text:style-name="P119"><text:bookmark-start text:name="_Hlk158974212"/><text:span text:style-name="T120">Person:</text:span><text:span text:style-name="T121"><text:s/>(Baseball Player): a class representing a person that has the Illusory Correlation Bias.</text:span></text:p>
      <text:p text:style-name="P122"><text:bookmark-end text:name="_Hlk158974212"/><text:span text:style-name="T123">Variables</text:span><text:span text:style-name="T124">: Represents the variables or attributes that individuals mistakenly perceive to be correlated. Subclasses: VariableEntity1 (pair of socks); VariableEntity2(Victories)</text:span><text:span text:style-name="T125">.</text:span></text:p>
      <text:p text:style-name="P126"><text:span text:style-name="T127">CorrelationRelationship</text:span><text:span text:style-name="T128">(</text:span><text:span text:style-name="T129">Variables</text:span><text:span text:style-name="T130">Correlation): a class defining the correlation that should be between the variables.</text:span></text:p>
      <text:p text:style-name="P131"><text:span text:style-name="T132">Pattern</text:span><text:span text:style-name="T133"><text:s/>(VariablesPattern)</text:span><text:span text:style-name="T134"><text:s/>a class representing a trend where, in the individual’s mind, two variables tend to occur together frequently in a situation, an event or an activity.</text:span></text:p>
      <text:p text:style-name="P135"><text:bookmark-start text:name="_Hlk158974371"/><text:span text:style-name="T136">Perception</text:span><text:span text:style-name="T137"><text:s/></text:span><text:span text:style-name="T138">(TrendPerception</text:span><text:span text:style-name="T139">)</text:span><text:span text:style-name="T140">: Represents the cognitive process by which individuals perceive a<text:s/></text:span><text:bookmark-end text:name="_Hlk158974371"/><text:span text:style-name="T141">potential trend in a situation, event or activity.</text:span></text:p>
      <text:p text:style-name="P142"><text:span text:style-name="T143">Activity</text:span><text:span text:style-name="T144"><text:s/></text:span><text:span text:style-name="T145">(Baseball Match): A class representing the activity affected by or in which is involved a cognitive process.</text:span></text:p>
      <text:p text:style-name="P146"/>
      <text:p text:style-name="P147"><text:span text:style-name="T148">Properties</text:span><text:span text:style-name="T149">: Most of the properties of the Illusory Correlation bias have been first extracted using chat GTP and then readapted considering the content ODPs in the “Used content ODP section”.</text:span></text:p>
      <text:p text:style-name="P150"><text:span text:style-name="T151">1)</text:span><text:span text:style-name="T152">isPerceivedAs</text:span><text:span text:style-name="T153">: a property that links the cognitive process of being aware of something like a trend in activity and what is perceived as part of the trend.</text:span></text:p>
      <text:p text:style-name="P154"><text:span text:style-name="T155">2)<text:s/></text:span><text:span text:style-name="T156">hasEffect:</text:span><text:span text:style-name="T157"><text:s/>a property linking a perceived correlation between the variables and the illusory effect that this produce.</text:span></text:p>
      <text:p text:style-name="P158"/>
      <text:p text:style-name="P159"/>
      <text:p text:style-name="P160"/>
      <text:p text:style-name="P161">Competency Questions</text:p>
      <text:p text:style-name="P162"><text:span text:style-name="T163">1)<text:s/></text:span><text:span text:style-name="T164">What he baseball player started to notice during his winning streaks?</text:span></text:p>
      <text:p text:style-name="P165">He started to notice a peculiar trend.</text:p>
      <text:p text:style-name="P166"><text:span text:style-name="T167">SELECT<text:s/></text:span><text:span text:style-name="T168">?</text:span><text:span text:style-name="T169">agent</text:span></text:p>
      <text:p text:style-name="P170"><text:span text:style-name="T171"><text:tab/></text:span><text:span text:style-name="T172">WHERE</text:span><text:span text:style-name="T173"><text:s/></text:span><text:span text:style-name="T174">{</text:span><text:span text:style-name="T175">?</text:span><text:span text:style-name="T176">agent</text:span><text:span text:style-name="T177"><text:s/></text:span><text:span text:style-name="T178">rdf:type</text:span><text:span text:style-name="T179"><text:s/>fs:People;</text:span></text:p>
      <text:p text:style-name="P180"><text:span text:style-name="T181"><text:tab/></text:span><text:span text:style-name="T182"><text:tab/></text:span><text:span text:style-name="T183">term:isEngagedIn<text:s/></text:span><text:span text:style-name="T184">?engagement</text:span><text:span text:style-name="T185">.</text:span><text:span text:style-name="T186"><text:s/>}</text:span></text:p>
      <text:p text:style-name="P187"/>
      <text:p text:style-name="P188"/>
      <text:p text:style-name="P189"><text:span text:style-name="T190">2)</text:span><text:span text:style-name="T191">What he notices after wearing for a while the socks?</text:span></text:p>
      <text:p text:style-name="P192">He started to realize that there might be a correlation between socks and victories of his team.</text:p>
      <text:p text:style-name="P193">Select ?CorrelationEffect<text:s/></text:p>
      <text:p text:style-name="P194"><text:tab/><text:tab/>WHERE {?socks terms:producesObservation ?CorrelationEffect.</text:p>
      <text:p text:style-name="P195"><text:tab/><text:tab/><text:tab/><text:tab/>?Victories terms:producesObservation ?CorrelationEffect.</text:p>
      <text:p text:style-name="P196"><text:tab/><text:tab/><text:tab/><text:tab/>?CorrelationEffect terms:isReflectionOn ? fs:BecomingAware</text:p>
      <text:p text:style-name="P197"/>
      <text:p text:style-name="P198">}</text:p>
      <text:p text:style-name="P199"/>
      <text:p text:style-name="P200"><text:span text:style-name="T201">3)<text:s/></text:span><text:span text:style-name="T202">What are the elements that<text:s/></text:span><text:span text:style-name="T203">characterize the pattern of the trend</text:span><text:span text:style-name="T204"><text:s/></text:span><text:span text:style-name="T205">noticed by</text:span><text:span text:style-name="T206"><text:s/>the player?</text:span></text:p>
      <text:p text:style-name="P207">The elements are a pair of socks and the victories obtained while wearing them.</text:p>
      <text:p text:style-name="P208"><text:span text:style-name="T209">SELECT<text:s/></text:span><text:span text:style-name="T210">?variables</text:span></text:p>
      <text:p text:style-name="P211"><text:span text:style-name="T212">WHERE</text:span><text:span text:style-name="T213"><text:s/>{</text:span><text:span text:style-name="T214">?variables</text:span><text:span text:style-name="T215"><text:s/></text:span><text:span text:style-name="T216">partof:isPartOf<text:s/></text:span><text:span text:style-name="T217">?Pattern</text:span><text:span text:style-name="T218"><text:s/></text:span><text:span text:style-name="T219">}</text:span></text:p>
      <text:p text:style-name="P220"/>
      <text:p text:style-name="P221"><text:span text:style-name="T222"><draw:frame draw:style-name="a0" draw:name="Picture 1" text:anchor-type="as-char" svg:x="0in" svg:y="0in" svg:width="6.69306in" svg:height="0.37292in" style:rel-width="scale" style:rel-height="scale"><draw:image xlink:href="media/image1.png" xlink:type="simple" xlink:show="embed" xlink:actuate="onLoad"/><svg:title/><svg:desc/></draw:frame></text:span></text:p>
      <text:p text:style-name="P223"/>
      <text:p text:style-name="P224"/>
      <text:p text:style-name="P225"/>
      <text:p text:style-name="P226"><text:bookmark-start text:name="_Hlk158978469"/><text:span text:style-name="T227">Key Concepts</text:span></text:p>
      <text:p text:style-name="P228"><text:bookmark-end text:name="_Hlk158978469"/>Correlation</text:p>
      <text:p text:style-name="P229">Individual</text:p>
      <text:p text:style-name="P230">Relationship</text:p>
      <text:p text:style-name="P231">Belief</text:p>
      <text:soft-page-break/>
      <text:p text:style-name="P232">Pattern</text:p>
      <text:p text:style-name="P233">Variable</text:p>
      <text:p text:style-name="P234">Sequence</text:p>
      <text:p text:style-name="P235">Situation</text:p>
      <text:p text:style-name="P236">Association</text:p>
      <text:p text:style-name="P237">Bias</text:p>
      <text:p text:style-name="P238">Activity</text:p>
      <text:p text:style-name="P239">Event</text:p>
      <text:p text:style-name="P240">Chosen Framster Frames</text:p>
      <text:p text:style-name="P241"/>
      <text:p text:style-name="Normal"><text:span text:style-name="T242">These are the framster frames used for the alignment of the ontology ‘s classes:</text:span><text:span text:style-name="T243"><text:s/></text:span></text:p>
      <text:p text:style-name="P244"><text:span text:style-name="T245">Activity<text:s/></text:span><text:span text:style-name="T246">(</text:span><text:a xlink:href="https://w3id.org/framester/data/framestercore/Activity" office:target-frame-name="_top" xlink:show="replace"><text:span text:style-name="T247">https://w3id.org/framester/data/framestercore/Activity</text:span></text:a><text:span text:style-name="T248">)</text:span></text:p>
      <text:p text:style-name="P249">This is an abstract frame for durative activities, in which the Agent enters an ongoing state of the Activity, remains in this state for some Duration of Time, and leaves this state either by finishing or by stopping. The Agent's Activity should be intentional. This frame is intended mostly for the inheritance of common FEs, and to provide the frame structure for the beginning, ongoing, finish, or stop stage of an Activity, each of which constitutes a subframe of this frame. This frame should be compared to the Process frame.</text:p>
      <text:p text:style-name="Normal"><text:span text:style-name="T250">Activity(Baseball_Match)=</text:span><text:span text:style-name="T251">&gt;</text:span><text:span text:style-name="T252">fs:Activity</text:span><text:span text:style-name="T253">.</text:span></text:p>
      <text:p text:style-name="P254"/>
      <text:p text:style-name="P255"/>
      <text:p text:style-name="Normal"><text:span text:style-name="T256">BecomingAware</text:span><text:span text:style-name="T257"><text:s/>(</text:span><text:span text:style-name="T258">https://w3id.org/framester/data/framestercore/BecomingAware</text:span><text:span text:style-name="T259">)</text:span></text:p>
      <text:p text:style-name="P260">Words in this frame have to do with a Cognizer adding some Phenomenon to their model of the world. They are similar to Coming-to-believe words, except the latter generally involve reasoning from Evidence. The words in this frame take direct objects that denote entities in the world, and indicate awareness of those entities, without necessarily giving any information about the content of the Cognizer's belief or knowledge. These words also resemble perception words, since creatures often become aware of things by perceiving them. Later that night, they found the barely-alive victim inside the Red Hall estate flat. Almost immediately, the police discovered the wrought-iron crypt gate swinging open. In the bag on the tableI could vaguely discern two bottles of wine and several cartons of cakes and other goodies. People passing through recognize it from afar, by the clouds of coal dust darkening the air. General Grammatical Observations: Passive forms of the verbs in this frame can occur with extraposed clauses expressing Phenomenon: That year it was discovered that consumers preferred the older model. It is not always recognized how much work goes into a dinner party.<text:s/></text:p>
      <text:p text:style-name="P261">Perception=&gt;fs:BecomingAware</text:p>
      <text:p text:style-name="P262"/>
      <text:p text:style-name="Normal"><text:span text:style-name="T263">CognitiveConnection<text:s/></text:span><text:span text:style-name="T264">(https://w3id.org/framester/data/framestercore/CognitiveConnection)</text:span></text:p>
      <text:p text:style-name="Normal"><text:span text:style-name="T265">A concept, Concept_1, is related causally or collocationally to another concept, Concept_2, by means of some Evidence. They may be related only under certain Circumstances or from a certain<text:s/></text:span><text:soft-page-break/><text:span text:style-name="T266">Point_of_view. The two concepts may be expressed collectively as associated Concepts. Any cognizer is deprofiled.</text:span></text:p>
      <text:p text:style-name="P267">CorrelationRelationship (Variables<text:s/>Correlation)=&gt;fs:CognitiveConnection</text:p>
      <text:p text:style-name="P268"/>
      <text:p text:style-name="P269"><text:span text:style-name="T270">Pattern<text:s/></text:span><text:span text:style-name="T271">(https://w3id.org/framester/data/framestercore/Pattern)</text:span></text:p>
      <text:p text:style-name="P272">This frame describes the interrelation of a collection of Entities; they may be physical entities or shapes in a recognizable configuration, a pattern of events, or a relation among abstract entities. The pattern is not the individual Entities nor the set of Entities, but an abstraction of their interrelations, as a gestalt. The Cougers are playing in a Wing-T formation tonight. The auditors noticed a suspicious pattern of withdrawals from the maintenance account . The digits of irrational numbers do not repeat in any kind of pattern.</text:p>
      <text:p text:style-name="P273">Pattern=&gt;fs:Pattern</text:p>
      <text:p text:style-name="P274"/>
      <text:p text:style-name="P275"><text:bookmark-start text:name="_Hlk160366714"/><text:span text:style-name="T276">People (</text:span><text:span text:style-name="T277">https://w3id.org/framester/data/framestercore/People</text:span><text:span text:style-name="T278">)</text:span></text:p>
      <text:p text:style-name="P279">This frame contains general words for Individuals, i.e. humans. The Person is conceived of as independent of other specific individuals with whom they have relationships and independent of their participation in any particular activity. They may have an Age, Descriptor, Origin, Persistent_characteristic, or Ethnicity. A man from Phoenix was shot yesterday. She gave birth to a screaming baby yesterday. I study 16-year-old female adolescents. I am dating an African-American man. She comforted the terrified child. I always thought of him as a stupid man.</text:p>
      <text:p text:style-name="P280"><text:span text:style-name="T281">Person(BaseballPlayer)=&gt; fs:Player=&gt;rdfs:subClassOf fs:People</text:span></text:p>
      <text:p text:style-name="P282"><text:bookmark-end text:name="_Hlk160366714"/></text:p>
      <text:p text:style-name="P283"/>
      <text:p text:style-name="P284"><text:span text:style-name="T285">Entities used from other resources:</text:span></text:p>
      <text:p text:style-name="P286">Dbpedia<text:s/></text:p>
      <text:p text:style-name="P287"><text:span text:style-name="T288">Db</text:span><text:span text:style-name="T289">r</text:span><text:span text:style-name="T290">:Illusion (</text:span><text:span text:style-name="T291">https://dbpedia.org/page/Illusion</text:span><text:span text:style-name="T292">)</text:span></text:p>
      <text:p text:style-name="P293">An illusion is a distortion of the senses, which can reveal how the mind normally organizes and interprets sensory stimulation. Although illusions distort the human perception of reality, they are generally shared by most people. Illusions may occur with any of the human senses, but visual illusions (optical illusions) are the best-known and understood. The emphasis on visual illusions occurs because vision often dominates the other senses. For example, individuals watching a ventriloquist will perceive the voice is coming from the dummy since they are able to see the dummy mouth the words.</text:p>
      <text:p text:style-name="P294"/>
      <text:p text:style-name="P295"/>
      <text:p text:style-name="P296"/>
      <text:p text:style-name="P297"><text:span text:style-name="T298">Used Content ODPs<text:s/></text:span></text:p>
      <text:soft-page-break/>
      <text:p text:style-name="P299"><text:span text:style-name="T300">The following represent the Content Ontology Design Patterns adopted to model the Illusory of Correlation Ontology. Most of these ODP’s classes and properties have been used and combined together during the modeling process.</text:span></text:p>
      <text:p text:style-name="P301"/>
      <text:p text:style-name="P302"/>
      <text:p text:style-name="P303">Experience and Observation</text:p>
      <text:p text:style-name="P304">To represent the epistemological "missing link" between a cognitive activity, e.g. the interaction with a cultural object, and any evidence of the effects this activity has on the individuals that are engaged with it; what can collectively be considered as an experience.</text:p>
      <text:p text:style-name="P305"><text:span text:style-name="T306">(</text:span><text:a xlink:href="http://ontologydesignpatterns.org/wiki/Submissions:Experience_%26_Observation" office:target-frame-name="_top" xlink:show="replace"><text:span text:style-name="T307">http://ontologydesignpatterns.org/wiki/Submissions:Experience_%26_Observation</text:span></text:a><text:span text:style-name="T308">)</text:span></text:p>
      <text:p text:style-name="P309"/>
      <text:p text:style-name="P310"><text:span text:style-name="T311">Part Of</text:span></text:p>
      <text:p text:style-name="P312"><text:span text:style-name="T313">To represents entities and their parts.</text:span></text:p>
      <text:p text:style-name="P314"><text:span text:style-name="T315">(</text:span><text:a xlink:href="http://ontologydesignpatterns.org/wiki/Submissions:PartOf" office:target-frame-name="_top" xlink:show="replace"><text:span text:style-name="T316">http://ontologydesignpatterns.org/wiki/Submissions:PartOf</text:span></text:a><text:span text:style-name="T317">)</text:span></text:p>
      <text:p text:style-name="P318"/>
      <text:p text:style-name="P319"/>
      <text:p text:style-name="P320">Bibliograpy</text:p>
      <text:p text:style-name="P321">Following resources have been used to have a better understanding of the Illusory of Correlation Bias</text:p>
      <text:p text:style-name="P322"><text:span text:style-name="T323">Wikipedia,<text:s/></text:span><text:span text:style-name="T324">Illusory of Correlation</text:span><text:span text:style-name="T325">, https://en.wikipedia.org/wiki/Illusory_correlation</text:span></text:p>
      <text:p text:style-name="P326"><text:span text:style-name="T327">David L. Hamilton, Robert K. Gifford</text:span><text:span text:style-name="T328">,<text:s/></text:span><text:span text:style-name="T329">Illusory correlation in interpersonal perception: A cognitive basis of stereotypic judgments,</text:span><text:span text:style-name="T330"><text:s/>in Journal of Experimental Social Psychology, Volume 12, Issue 4, 1976, pp. 392-407.</text:span></text:p>
      <text:p text:style-name="P331"><text:span text:style-name="T332">Carter, Rachel A</text:span><text:span text:style-name="T333">.,<text:s/></text:span><text:span text:style-name="T334">Illusory correlation and perceived criminality</text:span><text:span text:style-name="T335">. (2018). College of Arts &amp; Sciences Senior Honors Theses. Paper 179 (https://ir.library.louisville.edu/honors/17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vg:panose-1="2 2 6 3 5 4 5 2 3 4"/>
    <style:font-face style:name="Verdana" svg:font-family="Verdana" style:font-family-generic="swiss" style:font-pitch="variable" svg:panose-1="2 11 6 4 3 5 4 4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1" style:display-name="Normal1" style:family="paragraph">
      <style:text-properties fo:color="#000000" style:letter-kerning="false"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odyText" style:display-name="Body Text" style:family="paragraph" style:parent-style-name="Normal">
      <style:paragraph-properties fo:margin-bottom="0.1965in" fo:line-height="115%"/>
      <style:text-properties fo:color="#000000" style:letter-kerning="false" fo:hyphenate="true"/>
    </style:style>
    <style:style style:name="BodyTextChar" style:display-name="Body Text Char" style:family="text" style:parent-style-name="DefaultParagraphFont">
      <style:text-properties fo:color="#000000" style:letter-kerning="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orrado Consiglio - corrado.consiglio@studio.unibo.it</meta:initial-creator>
    <dc:creator>Corrado Consiglio - corrado.consiglio@studio.unibo.it</dc:creator>
    <meta:creation-date>2024-02-03T15:45:00Z</meta:creation-date>
    <dc:date>2024-03-04T17:39:00Z</dc:date>
    <meta:template xlink:href="Normal.dotm" xlink:type="simple"/>
    <meta:editing-cycles>50</meta:editing-cycles>
    <meta:editing-duration>PT125040S</meta:editing-duration>
    <meta:document-statistic meta:page-count="6" meta:paragraph-count="26" meta:word-count="1981" meta:character-count="13252" meta:row-count="94" meta:non-whitespace-character-count="11297"/>
  </office:meta>
</office:document-meta>
</file>